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D9D9E3" style:vertical-align="automatic" fo:wrap-option="wrap" fo:background-color="#444654" style:repeat-content="false"/>
      <style:paragraph-properties fo:text-align="center"/>
      <style:text-properties fo:color="#D1D5DB" style:font-name="Segoe UI" style:font-name-asian="Segoe UI" style:font-name-complex="Segoe UI" fo:font-size="8pt" style:font-size-asian="8pt" style:font-size-complex="8pt" fo:font-weight="normal" style:font-weight-asian="normal" style:font-weight-complex="normal" style:font-family-generic="swiss"/>
    </style:style>
    <style:style style:name="ce3" style:family="table-cell" style:parent-style-name="Default" style:data-style-name="N0">
      <style:table-cell-properties fo:border-top="none" fo:border-bottom="2pt solid #D9D9E3" fo:border-left="2pt solid #D9D9E3" fo:border-right="2pt solid #D9D9E3" style:vertical-align="middle" fo:wrap-option="wrap" fo:background-color="#444654"/>
      <style:text-properties fo:color="#D1D5DB" style:font-name="Segoe UI" style:font-name-asian="Segoe UI" style:font-name-complex="Segoe UI" fo:font-size="8pt" style:font-size-asian="8pt" style:font-size-complex="8pt" style:font-family-generic="swiss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PF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23.456.789-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234.567.890-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45.678.901-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456.789.012-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567.890.123-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678.901.234-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789.012.345-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890.123.456-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901.234.567-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012.345.678-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23.456.789-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234.567.890-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45.678.901-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456.789.012-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567.890.123-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678.901.234-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789.012.345-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890.123.456-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901.234.567-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012.345.678-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23.456.789-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234.567.890-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45.678.901-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456.789.012-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567.890.123-45</text:p>
          </table:table-cell>
          <table:table-cell table:number-columns-repeated="16383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dc:creator>Cleibson Nenesio</dc:creator>
    <dc:date>2023-05-04T19:07:59Z</dc:date>
    <meta:editing-cycles>3</meta:editing-cycles>
    <meta:editing-duration>PT419S</meta:editing-duration>
  </office:meta>
</office:document-meta>
</file>